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T3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P4" style:parent-style-name="Normal" style:family="paragraph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 fo:color="#0B0C0C" fo:background-color="#FFFFFF"/>
    </style:style>
    <style:style style:name="T13" style:parent-style-name="DefaultParagraphFont" style:family="text">
      <style:text-properties style:font-name="Arial" style:font-name-asian="Arial" style:font-name-complex="Arial" fo:color="#0B0C0C" fo:font-size="18pt" style:font-size-asian="18pt" style:font-size-complex="18pt" fo:background-color="#FFFFFF"/>
    </style:style>
    <style:style style:name="T14" style:parent-style-name="DefaultParagraphFont" style:family="text">
      <style:text-properties style:font-name="Arial" style:font-name-asian="Arial" style:font-name-complex="Arial" fo:color="#333333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1" style:parent-style-name="Normal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3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24" style:parent-style-name="DefaultParagraphFont" style:family="text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26" style:parent-style-name="Normal" style:family="paragraph"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29" style:parent-style-name="Normal" style:family="paragraph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="Arial" style:font-name-complex="Arial" fo:color="#0B0C0C" fo:background-color="#FFFFFF"/>
    </style:style>
    <style:style style:name="T33" style:parent-style-name="DefaultParagraphFont" style:family="text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5" style:parent-style-name="DefaultParagraphFont" style:family="text">
      <style:text-properties style:font-name="Arial" style:font-name-complex="Arial" fo:color="#0B0C0C" fo:background-color="#FFFFFF"/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8" style:parent-style-name="DefaultParagraphFont" style:family="text">
      <style:text-properties style:font-name="Arial" style:font-name-complex="Arial" fo:color="#0B0C0C" fo:background-color="#FFFFFF"/>
    </style:style>
    <style:style style:name="T39" style:parent-style-name="DefaultParagraphFont" style:family="text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1" style:parent-style-name="DefaultParagraphFont" style:family="text">
      <style:text-properties style:font-name="Arial" style:font-name-complex="Arial" fo:color="#0B0C0C" fo:background-color="#FFFFFF"/>
    </style:style>
    <style:style style:name="T42" style:parent-style-name="DefaultParagraphFont" style:family="text">
      <style:text-properties style:font-name="Arial" style:font-name-complex="Arial" fo:color="#0B0C0C" fo:background-color="#FFFFFF"/>
    </style:style>
    <style:style style:name="T43" style:parent-style-name="DefaultParagraphFont" style:family="text">
      <style:text-properties style:font-name="Arial" style:font-name-complex="Arial" fo:color="#0B0C0C" fo:background-color="#FFFFFF"/>
    </style:style>
    <style:style style:name="T44" style:parent-style-name="DefaultParagraphFont" style:family="text">
      <style:text-properties style:font-name="Arial" style:font-name-complex="Arial"/>
    </style:style>
    <style:style style:name="P4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6" style:parent-style-name="DefaultParagraphFont" style:family="text">
      <style:text-properties style:font-name="Arial" style:font-name-complex="Arial" fo:color="#0B0C0C" fo:background-color="#FFFFFF"/>
    </style:style>
    <style:style style:name="T47" style:parent-style-name="DefaultParagraphFont" style:family="text">
      <style:text-properties style:font-name="Arial" style:font-name-complex="Arial"/>
    </style:style>
    <style:style style:name="P4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9" style:parent-style-name="DefaultParagraphFont" style:family="text">
      <style:text-properties style:font-name="Arial" style:font-name-complex="Arial" fo:color="#0B0C0C" fo:background-color="#FFFFFF"/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6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57" style:parent-style-name="DefaultParagraphFont" style:family="text">
      <style:text-properties style:font-name="Arial" style:font-name-complex="Arial"/>
    </style:style>
    <style:style style:name="P58" style:parent-style-name="Normal" style:family="paragraph">
      <style:text-properties style:font-name="Arial" style:font-name-complex="Arial"/>
    </style:style>
    <style:style style:name="P59" style:parent-style-name="Normal" style:family="paragraph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1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62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63" style:parent-style-name="DefaultParagraphFont" style:family="text">
      <style:text-properties style:font-name="Arial" style:font-name-complex="Arial"/>
    </style:style>
    <style:style style:name="P64" style:parent-style-name="Normal" style:family="paragraph">
      <style:text-properties style:font-name="Arial" style:font-name-complex="Arial"/>
    </style:style>
    <style:style style:name="P6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6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/>
    </style:style>
    <style:style style:name="P69" style:parent-style-name="Normal" style:family="paragraph">
      <style:text-properties style:font-name="Arial" style:font-name-complex="Arial"/>
    </style:style>
    <style:style style:name="P70" style:parent-style-name="Normal" style:family="paragraph">
      <style:text-properties style:font-name="Arial" style:font-name-complex="Arial"/>
    </style:style>
    <style:style style:name="T71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72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73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P74" style:parent-style-name="Normal" style:family="paragraph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P7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7" style:parent-style-name="Normal" style:family="paragraph">
      <style:text-properties style:font-name="Arial" style:font-name-complex="Arial"/>
    </style:style>
    <style:style style:name="P7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9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80" style:parent-style-name="DefaultParagraphFont" style:family="text">
      <style:text-properties style:font-name="Arial" style:font-name-complex="Arial"/>
    </style:style>
    <style:style style:name="P81" style:parent-style-name="Normal" style:family="paragraph">
      <style:text-properties style:font-name="Arial" style:font-name-complex="Arial"/>
    </style:style>
    <style:style style:name="P82" style:parent-style-name="Normal" style:family="paragraph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8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89" style:parent-style-name="DefaultParagraphFont" style:family="text">
      <style:text-properties style:font-name="Arial" style:font-name-complex="Arial"/>
    </style:style>
    <style:style style:name="P90" style:parent-style-name="Normal" style:family="paragraph">
      <style:text-properties style:font-name="Arial" style:font-name-complex="Arial"/>
    </style:style>
    <style:style style:name="T91" style:parent-style-name="DefaultParagraphFont" style:family="text">
      <style:text-properties style:font-name="Arial" style:font-name-complex="Arial"/>
    </style:style>
    <style:style style:name="P92" style:parent-style-name="Normal" style:family="paragraph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complex="Arial"/>
    </style:style>
    <style:style style:name="P94" style:parent-style-name="Normal" style:family="paragraph">
      <style:text-properties style:font-name="Arial" style:font-name-complex="Arial"/>
    </style:style>
    <style:style style:name="T95" style:parent-style-name="DefaultParagraphFont" style:family="text">
      <style:text-properties style:font-name="Arial" style:font-name-complex="Arial"/>
    </style:style>
    <style:style style:name="P96" style:parent-style-name="Normal" style:family="paragraph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/>
    </style:style>
    <style:style style:name="P99" style:parent-style-name="Normal" style:family="paragraph">
      <style:text-properties style:font-name="Arial" style:font-name-complex="Arial"/>
    </style:style>
    <style:style style:name="P10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2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10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5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106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107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108" style:parent-style-name="DefaultParagraphFont" style:family="text">
      <style:text-properties style:font-name="Arial" style:font-name-complex="Arial"/>
    </style:style>
    <style:style style:name="P10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12" style:parent-style-name="DefaultParagraphFont" style:family="text">
      <style:text-properties style:font-name="Arial" style:font-name-complex="Arial"/>
    </style:style>
    <style:style style:name="P113" style:parent-style-name="Normal" style:family="paragraph">
      <style:paragraph-properties fo:margin-left="0.5in">
        <style:tab-stops/>
      </style:paragraph-properties>
    </style:style>
    <style:style style:name="T114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15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16" style:parent-style-name="DefaultParagraphFont" style:family="text">
      <style:text-properties style:font-name="Arial" style:font-name-asian="Arial" style:font-name-complex="Arial"/>
    </style:style>
    <style:style style:name="T117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P118" style:parent-style-name="Normal" style:family="paragraph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21" style:parent-style-name="Normal" style:family="paragraph">
      <style:text-properties style:font-name="Arial" style:font-name-complex="Arial" fo:color="#A6A6A6" fo:font-size="11pt" style:font-size-asian="11pt" style:font-size-complex="11pt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4" style:parent-style-name="DefaultParagraphFont" style:family="text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9" style:parent-style-name="DefaultParagraphFont" style:family="text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/>
    </style:style>
    <style:style style:name="P157" style:parent-style-name="Normal" style:family="paragraph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P160" style:parent-style-name="Normal" style:family="paragraph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P163" style:parent-style-name="Normal" style:family="paragraph">
      <style:text-properties style:font-name="Arial" style:font-name-complex="Arial"/>
    </style:style>
    <style:style style:name="P164" style:parent-style-name="Normal" style:family="paragraph">
      <style:text-properties style:font-name="Arial" style:font-name-complex="Arial"/>
    </style:style>
    <style:style style:name="P165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6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6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68" style:parent-style-name="Normal" style:family="paragraph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T170" style:parent-style-name="DefaultParagraphFont" style:family="text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T174" style:parent-style-name="DefaultParagraphFont" style:family="text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T178" style:parent-style-name="DefaultParagraphFont" style:family="text">
      <style:text-properties style:font-name="Arial" style:font-name-complex="Arial"/>
    </style:style>
    <style:style style:name="P179" style:parent-style-name="Normal" style:family="paragraph">
      <style:text-properties style:font-name="Arial" style:font-name-complex="Arial"/>
    </style:style>
    <style:style style:name="T180" style:parent-style-name="DefaultParagraphFont" style:family="text">
      <style:text-properties style:font-name="Arial" style:font-name-complex="Arial"/>
    </style:style>
    <style:style style:name="P181" style:parent-style-name="Normal" style:family="paragraph">
      <style:text-properties style:font-name="Arial" style:font-name-complex="Arial"/>
    </style:style>
    <style:style style:name="T182" style:parent-style-name="DefaultParagraphFont" style:family="text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T184" style:parent-style-name="DefaultParagraphFont" style:family="text">
      <style:text-properties style:font-name="Arial" style:font-name-complex="Arial"/>
    </style:style>
    <style:style style:name="P185" style:parent-style-name="Normal" style:family="paragraph">
      <style:text-properties style:font-name="Arial" style:font-name-complex="Arial"/>
    </style:style>
    <style:style style:name="T186" style:parent-style-name="DefaultParagraphFont" style:family="text">
      <style:text-properties style:font-name="Arial" style:font-name-complex="Arial"/>
    </style:style>
    <style:style style:name="P187" style:parent-style-name="Normal" style:family="paragraph">
      <style:text-properties style:font-name="Arial" style:font-name-complex="Arial"/>
    </style:style>
    <style:style style:name="T188" style:parent-style-name="DefaultParagraphFont" style:family="text">
      <style:text-properties style:font-name="Arial" style:font-name-complex="Arial"/>
    </style:style>
    <style:style style:name="P189" style:parent-style-name="Normal" style:family="paragraph">
      <style:text-properties style:font-name="Arial" style:font-name-complex="Arial"/>
    </style:style>
    <style:style style:name="T190" style:parent-style-name="DefaultParagraphFont" style:family="text">
      <style:text-properties style:font-name="Arial" style:font-name-complex="Arial"/>
    </style:style>
    <style:style style:name="P191" style:parent-style-name="Normal" style:family="paragraph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/>
    </style:style>
    <style:style style:name="P193" style:parent-style-name="Normal" style:family="paragraph">
      <style:text-properties style:font-name="Arial" style:font-name-complex="Arial"/>
    </style:style>
    <style:style style:name="T194" style:parent-style-name="DefaultParagraphFont" style:family="text">
      <style:text-properties style:font-name="Arial" style:font-name-complex="Arial"/>
    </style:style>
    <style:style style:name="P195" style:parent-style-name="Normal" style:family="paragraph">
      <style:text-properties style:font-name="Arial" style:font-name-complex="Arial"/>
    </style:style>
    <style:style style:name="T196" style:parent-style-name="DefaultParagraphFont" style:family="text">
      <style:text-properties style:font-name="Arial" style:font-name-complex="Arial"/>
    </style:style>
    <style:style style:name="P197" style:parent-style-name="Normal" style:family="paragraph">
      <style:text-properties style:font-name="Arial" style:font-name-complex="Arial"/>
    </style:style>
    <style:style style:name="T198" style:parent-style-name="DefaultParagraphFont" style:family="text">
      <style:text-properties style:font-name="Arial" style:font-name-complex="Arial"/>
    </style:style>
    <style:style style:name="P199" style:parent-style-name="Normal" style:family="paragraph">
      <style:text-properties style:font-name="Arial" style:font-name-complex="Arial"/>
    </style:style>
    <style:style style:name="T200" style:parent-style-name="DefaultParagraphFont" style:family="text">
      <style:text-properties style:font-name="Arial" style:font-name-complex="Arial"/>
    </style:style>
    <style:style style:name="P201" style:parent-style-name="Normal" style:family="paragraph">
      <style:text-properties style:font-name="Arial" style:font-name-complex="Arial"/>
    </style:style>
    <style:style style:name="T202" style:parent-style-name="DefaultParagraphFont" style:family="text">
      <style:text-properties style:font-name="Arial" style:font-name-complex="Arial"/>
    </style:style>
    <style:style style:name="P203" style:parent-style-name="Normal" style:family="paragraph">
      <style:text-properties style:font-name="Arial" style:font-name-complex="Arial"/>
    </style:style>
    <style:style style:name="T204" style:parent-style-name="DefaultParagraphFont" style:family="text">
      <style:text-properties style:font-name="Arial" style:font-name-complex="Arial"/>
    </style:style>
    <style:style style:name="P205" style:parent-style-name="Normal" style:family="paragraph">
      <style:text-properties style:font-name="Arial" style:font-name-complex="Arial"/>
    </style:style>
    <style:style style:name="T206" style:parent-style-name="DefaultParagraphFont" style:family="text">
      <style:text-properties style:font-name="Arial" style:font-name-complex="Arial"/>
    </style:style>
    <style:style style:name="P207" style:parent-style-name="Normal" style:family="paragraph">
      <style:text-properties style:font-name="Arial" style:font-name-complex="Arial"/>
    </style:style>
    <style:style style:name="T208" style:parent-style-name="DefaultParagraphFont" style:family="text">
      <style:text-properties style:font-name="Arial" style:font-name-complex="Arial"/>
    </style:style>
    <style:style style:name="P209" style:parent-style-name="Normal" style:family="paragraph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/>
    </style:style>
    <style:style style:name="P211" style:parent-style-name="Normal" style:family="paragraph">
      <style:text-properties style:font-name="Arial" style:font-name-complex="Arial"/>
    </style:style>
    <style:style style:name="T212" style:parent-style-name="DefaultParagraphFont" style:family="text">
      <style:text-properties style:font-name="Arial" style:font-name-complex="Arial"/>
    </style:style>
    <style:style style:name="P213" style:parent-style-name="Normal" style:family="paragraph">
      <style:text-properties style:font-name="Arial" style:font-name-complex="Arial"/>
    </style:style>
    <style:style style:name="T214" style:parent-style-name="DefaultParagraphFont" style:family="text">
      <style:text-properties style:font-name="Arial" style:font-name-complex="Arial"/>
    </style:style>
    <style:style style:name="P215" style:parent-style-name="Normal" style:family="paragraph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P217" style:parent-style-name="Normal" style:family="paragraph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P219" style:parent-style-name="Normal" style:family="paragraph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/>
    </style:style>
    <style:style style:name="P221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O</text:span><text:span text:style-name="T3">verseas entity ID checks statement</text:span></text:p>
      <text:p text:style-name="P4"/>
      <text:p text:style-name="Normal"><text:span text:style-name="T5">Use this<text:s/></text:span><text:span text:style-name="T6">document</text:span><text:span text:style-name="T7"><text:s/></text:span><text:span text:style-name="T8">to<text:s/></text:span><text:span text:style-name="T9">confirm that identity checks</text:span><text:span text:style-name="T10"><text:s/>have been completed</text:span><text:span text:style-name="T11"><text:s/></text:span><text:span text:style-name="T12">on all beneficial owners and managing officers of an overseas entity.</text:span><text:span text:style-name="T13"><text:s/></text:span><text:span text:style-name="T14">This must be done whenever an overseas entity is being registered, or updating beneficial owner or managing officer information.</text:span></text:p>
      <text:p text:style-name="P15"/>
      <text:p text:style-name="P16">Identity checks must be carried out by a<text:s/>UK-regulated<text:s/>agent<text:s/>that is<text:s/>supervised under the Money Laundering, Terrorist Financing and Transfer of Funds Regulations 2017.</text:p>
      <text:p text:style-name="P17"/>
      <text:p text:style-name="P18">After<text:s/>completing<text:s/>this statement, email it<text:s/>to<text:s/>enquiries@companieshouse.gov.uk and put ‘Overseas entity ID checks statement’ in the subject line.<text:s/></text:p>
      <text:p text:style-name="P19"/>
      <text:p text:style-name="P20">Details of UK-regulated<text:s/>agent</text:p>
      <text:p text:style-name="P21"/>
      <text:p text:style-name="P22">Name</text:p>
      <text:p text:style-name="P23">Enter the company name, or the name of the person if they are self-employed.</text:p>
      <text:p text:style-name="Normal"><text:span text:style-name="T24"><draw:frame draw:z-index="251658251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25"/>
      <text:p text:style-name="P26"/>
      <text:p text:style-name="P27">Correspondence address</text:p>
      <text:p text:style-name="P28"/>
      <text:p text:style-name="P29">Property name or number</text:p>
      <text:p text:style-name="Normal"><text:span text:style-name="T30"><draw:frame draw:z-index="251658252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31"/>
      <text:p text:style-name="Normal"><text:span text:style-name="T32">Address line 1</text:span></text:p>
      <text:p text:style-name="Normal"><text:span text:style-name="T33"><draw:frame draw:z-index="251658253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4"/>
      <text:p text:style-name="Normal"><text:span text:style-name="T35">Address line 2 (optional)</text:span></text:p>
      <text:p text:style-name="Normal"><text:span text:style-name="T36"><draw:frame draw:z-index="251658254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7"/>
      <text:p text:style-name="Normal"><text:span text:style-name="T38">City or town</text:span></text:p>
      <text:p text:style-name="Normal"><text:span text:style-name="T39"><draw:frame draw:z-index="251658255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40"/>
      <text:p text:style-name="Normal"><text:span text:style-name="T41">County</text:span><text:span text:style-name="T42"><text:s/></text:span><text:span text:style-name="T43">(optional)</text:span></text:p>
      <text:p text:style-name="Normal"><text:span text:style-name="T44"><draw:frame draw:z-index="251658256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45"/>
      <text:p text:style-name="Normal"><text:span text:style-name="T46">Country</text:span></text:p>
      <text:p text:style-name="Normal"><text:span text:style-name="T47"><draw:frame draw:z-index="251658257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48"/>
      <text:p text:style-name="Normal"><text:span text:style-name="T49">Postcode</text:span></text:p>
      <text:p text:style-name="Normal"><text:span text:style-name="T50"><draw:frame draw:z-index="251658258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51"/>
      <text:p text:style-name="P52"/>
      <text:p text:style-name="Normal"><text:span text:style-name="T53">E</text:span><text:span text:style-name="T54">mail</text:span><text:span text:style-name="T55"><text:s/>address</text:span><text:line-break/><text:span text:style-name="T56">We'll use this if we need more information about the identity checks.</text:span></text:p>
      <text:p text:style-name="Normal"><text:span text:style-name="T57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58"/>
      <text:p text:style-name="P59"/>
      <text:p text:style-name="Normal"><text:span text:style-name="T60">Supervisory body</text:span><text:line-break/><text:span text:style-name="T61">For example, the Solicitors Regulation Authority</text:span><text:span text:style-name="T62">.</text:span></text:p>
      <text:p text:style-name="Normal"><text:span text:style-name="T63"><draw:frame draw:z-index="251658242" draw:id="id9" draw:style-name="a9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64"/>
      <text:p text:style-name="P65"/>
      <text:p text:style-name="Normal"><text:span text:style-name="T66">Anti-Money Laundering (AML) registration number (if applicable)</text:span></text:p>
      <text:p text:style-name="Normal"><text:span text:style-name="T67"><draw:frame draw:z-index="251658243" draw:id="id10" draw:style-name="a10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68">)</text:span></text:p>
      <text:p text:style-name="P69"/>
      <text:p text:style-name="P70"/>
      <text:p text:style-name="Normal"><text:span text:style-name="T71">What is the name of the person with overall responsibility for identity checks?</text:span><text:line-break/><text:span text:style-name="T72">For example, tell us the name of the Head of Compliance</text:span><text:span text:style-name="T73">.</text:span></text:p>
      <text:p text:style-name="Normal"><draw:frame draw:id="id11" draw:style-name="a11" draw:name="Text Box 6" text:anchor-type="as-char" svg:x="0in" svg:y="0in" svg:width="3.96667in" svg:height="0.26667in" style:rel-width="scale" style:rel-height="scale"><draw:text-box><text:p text:style-name="Normal"/></draw:text-box><svg:title/><svg:desc/></draw:frame></text:p>
      <text:p text:style-name="P74"/>
      <text:p text:style-name="P75"/>
      <text:p text:style-name="P76">Details of overseas entity</text:p>
      <text:p text:style-name="P77"/>
      <text:p text:style-name="P78">Application reference number</text:p>
      <text:p text:style-name="P79">This is<text:s/>the 18 digit number<text:s/>in the confirmation email<text:s/>that was<text:s/>sent<text:s/>to the<text:s/>person who registered the overseas entity.</text:p>
      <text:p text:style-name="Normal"><text:span text:style-name="T80"><draw:frame draw:z-index="251658284" draw:id="id12" draw:style-name="a12" draw:name="Text Box 3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81"/>
      <text:p text:style-name="P82"/>
      <text:p text:style-name="Normal"><text:span text:style-name="T83">Name of overseas entity</text:span></text:p>
      <text:p text:style-name="Normal"><text:span text:style-name="T84"><draw:frame draw:z-index="251658261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85"/>
      <text:p text:style-name="P86"/>
      <text:p text:style-name="P87">Name of each beneficial owner<text:s/>and managing officer<text:s/>you’ve carried out identity checks for<text:s/></text:p>
      <text:p text:style-name="P88">You can add more<text:s/>using the continuation page<text:s/>at the end of this statement.</text:p>
      <text:p text:style-name="Normal"><text:span text:style-name="T89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90"/>
      <text:p text:style-name="Normal"><text:span text:style-name="T91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2"/>
      <text:p text:style-name="Normal"><text:span text:style-name="T93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4"/>
      <text:p text:style-name="Normal"><text:span text:style-name="T95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96"/>
      <text:p text:style-name="Normal"><text:span text:style-name="T97"><draw:frame draw:z-index="251658259" draw:id="id18" draw:style-name="a18" draw:name="Text Box 2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98"/>
      <text:p text:style-name="P99"/>
      <text:p text:style-name="P100"/>
      <text:p text:style-name="P101">Agent assurance code and declaration</text:p>
      <text:p text:style-name="P102"/>
      <text:p text:style-name="Normal"><text:span text:style-name="T103">Agent assurance</text:span><text:span text:style-name="T104"><text:s/>code</text:span><text:line-break/><text:span text:style-name="T105">This is provided by Companies House and is used to authenticate the UK-regulated<text:s/></text:span><text:span text:style-name="T106">agent</text:span><text:span text:style-name="T107">.</text:span></text:p>
      <text:p text:style-name="Normal"><text:span text:style-name="T108"><draw:frame draw:z-index="251658285" draw:id="id19" draw:style-name="a19" draw:name="Text Box 5" text:anchor-type="paragraph" svg:x="0in" svg:y="0.00297in" svg:width="2.03125in" svg:height="0.26667in" style:rel-width="scale" style:rel-height="scale"><draw:text-box><text:p text:style-name="Normal"/></draw:text-box><svg:title/><svg:desc/></draw:frame></text:span></text:p>
      <text:p text:style-name="P109"/>
      <text:p text:style-name="P110"/>
      <text:p text:style-name="P111">Declaration</text:p>
      <text:p text:style-name="Normal"><text:span text:style-name="T112"><draw:custom-shape svg:x="0in" svg:y="0.17077in" svg:width="0.29722in" svg:height="0.30833in" draw:z-index="251658283" draw:id="id20" draw:style-name="a20" draw:name="Rectangle 54" text:anchor-type="paragraph"><svg:title/><svg:desc/><draw:enhanced-geometry draw:type="non-primitive" svg:viewBox="0 0 21600 21600" draw:enhanced-path="M 0 0 L 21600 0 21600 21600 0 21600 Z N"/></draw:custom-shape></text:span></text:p>
      <text:p text:style-name="P113"><text:span text:style-name="T114">I confirm that verification has been carried<text:s/></text:span><text:span text:style-name="T115">out as required by<text:s/></text:span><text:span text:style-name="T116">The Register of Overseas Entities (Verification and Provision of Information) Regulations 2022. I confirm that</text:span><text:span text:style-name="T117"><text:s/>the information provided in this statement is accurate, to the best of my knowledge. I understand that it is an offence to provide false information.<text:s/></text:span></text:p>
      <text:p text:style-name="P118"/>
      <text:p text:style-name="P119"/>
      <text:p text:style-name="P120">Full name</text:p>
      <text:p text:style-name="P121">Enter your full name in block capitals</text:p>
      <text:p text:style-name="Normal"><draw:frame draw:id="id21" draw:style-name="a21" draw:name="Text Box 24" text:anchor-type="as-char" svg:x="0in" svg:y="0in" svg:width="2.26597in" svg:height="0.26667in" style:rel-width="scale" style:rel-height="scale"><draw:text-box><text:p text:style-name="Normal"/></draw:text-box><svg:title/><svg:desc/></draw:frame></text:p>
      <text:p text:style-name="P122"/>
      <text:p text:style-name="P123">Signature</text:p>
      <text:p text:style-name="Normal"><text:span text:style-name="T124"><draw:frame draw:z-index="251658248" draw:id="id22" draw:style-name="a22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25"/>
      <text:p text:style-name="P126"/>
      <text:p text:style-name="P127"/>
      <text:p text:style-name="P128">Date</text:p>
      <text:p text:style-name="Normal"><text:span text:style-name="T129"><draw:frame draw:z-index="251658260" draw:id="id23" draw:style-name="a23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Continuation page</text:p>
      <text:p text:style-name="P166"/>
      <text:p text:style-name="P167">Name of each beneficial owner and managing officer you’ve carried out identity checks for<text:s/></text:p>
      <text:p text:style-name="P168"/>
      <text:p text:style-name="Normal"><text:span text:style-name="T169"><draw:frame draw:z-index="251658249" draw:id="id24" draw:style-name="a24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25" draw:name="Picture 2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/text:p>
      <text:p text:style-name="Normal"><text:span text:style-name="T178"><draw:frame draw:z-index="251658263" draw:id="id25" draw:style-name="a26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79"/>
      <text:p text:style-name="Normal"><text:span text:style-name="T180"><draw:frame draw:z-index="251658264" draw:id="id26" draw:style-name="a27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81"/>
      <text:p text:style-name="Normal"><text:span text:style-name="T182"><draw:frame draw:z-index="251658266" draw:id="id27" draw:style-name="a28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83"/>
      <text:p text:style-name="Normal"><text:span text:style-name="T184"><draw:frame draw:z-index="251658265" draw:id="id28" draw:style-name="a29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85"/>
      <text:p text:style-name="Normal"><text:span text:style-name="T186"><draw:frame draw:z-index="251658250" draw:id="id29" draw:style-name="a30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87"/>
      <text:p text:style-name="Normal"><text:span text:style-name="T188"><draw:frame draw:z-index="251658262" draw:id="id30" draw:style-name="a31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89"/>
      <text:p text:style-name="Normal"><text:span text:style-name="T190"><draw:frame draw:z-index="251658270" draw:id="id31" draw:style-name="a32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91"/>
      <text:p text:style-name="Normal"><text:span text:style-name="T192"><draw:frame draw:z-index="251658269" draw:id="id32" draw:style-name="a33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193"/>
      <text:p text:style-name="Normal"><text:span text:style-name="T194"><draw:frame draw:z-index="251658271" draw:id="id33" draw:style-name="a34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195"/>
      <text:p text:style-name="Normal"><text:span text:style-name="T196"><draw:frame draw:z-index="251658272" draw:id="id34" draw:style-name="a35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197"/>
      <text:p text:style-name="Normal"><text:span text:style-name="T198"><draw:frame draw:z-index="251658274" draw:id="id35" draw:style-name="a36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199"/>
      <text:p text:style-name="Normal"><text:span text:style-name="T200"><draw:frame draw:z-index="251658282" draw:id="id36" draw:style-name="a37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201"/>
      <text:p text:style-name="Normal"><text:span text:style-name="T202"><draw:frame draw:z-index="251658281" draw:id="id37" draw:style-name="a38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203"/>
      <text:p text:style-name="Normal"><text:span text:style-name="T204"><draw:frame draw:z-index="251658280" draw:id="id38" draw:style-name="a39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5"/>
      <text:p text:style-name="Normal"><text:span text:style-name="T206"><draw:frame draw:z-index="251658279" draw:id="id39" draw:style-name="a40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7"/>
      <text:p text:style-name="Normal"><text:span text:style-name="T208"><draw:frame draw:z-index="251658278" draw:id="id40" draw:style-name="a41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9"/>
      <text:p text:style-name="Normal"><text:span text:style-name="T210"><draw:frame draw:z-index="251658277" draw:id="id41" draw:style-name="a42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1"/>
      <text:p text:style-name="Normal"><text:span text:style-name="T212"><draw:frame draw:z-index="251658276" draw:id="id42" draw:style-name="a43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3"/>
      <text:p text:style-name="Normal"><text:span text:style-name="T214"><draw:frame draw:z-index="251658275" draw:id="id43" draw:style-name="a44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5"/>
      <text:p text:style-name="Normal"><text:span text:style-name="T216"><draw:frame draw:z-index="251658273" draw:id="id44" draw:style-name="a45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7"/>
      <text:p text:style-name="Normal"><text:span text:style-name="T218"><draw:frame draw:z-index="251658268" draw:id="id45" draw:style-name="a46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19"/>
      <text:p text:style-name="Normal"><text:span text:style-name="T220"><draw:frame draw:z-index="251658267" draw:id="id46" draw:style-name="a47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Calibri" style:font-name-asian="Calibri" style:font-name-complex="Arial" style:language-asian="en" style:country-asian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Francis</meta:initial-creator>
    <dc:creator>Sheena Patel</dc:creator>
    <meta:creation-date>2022-06-21T12:33:00Z</meta:creation-date>
    <dc:date>2022-06-21T12:33:00Z</dc:date>
    <meta:template xlink:href="Normal.dotm" xlink:type="simple"/>
    <meta:editing-cycles>71</meta:editing-cycles>
    <meta:editing-duration>PT0S</meta:editing-duration>
    <meta:document-statistic meta:page-count="1" meta:paragraph-count="4" meta:word-count="364" meta:character-count="2441" meta:row-count="17" meta:non-whitespace-character-count="2081"/>
  </office:meta>
</office:document-meta>
</file>